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23, 2021 (02:48: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3T18:48:23Z</meta:creation-date>
    <dc:date>2021-08-23T18:48:23Z</dc:date>
    <meta:user-defined meta:name="date" meta:value-type="string">August  23, 2021 (02:48: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